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ab9" officeooo:paragraph-rsid="0028cab9" style:font-size-asian="12pt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28cab9" officeooo:paragraph-rsid="0028cab9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89b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4">Pedir cita remo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30">Paciente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1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2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0">El paciente debe estar logue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0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32">Un determinado paciente una vez logueado en el sistema pide una cita remotamente, mediante internet.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32">Cualquier paciente que esté logueado en el sistema podrá acceder y pedir una cita desde cualquier lugar como si estuviese en el mismo hospital.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6">1</text:p>
          </table:table-cell>
          <table:table-cell table:style-name="Tabla4.B2" office:value-type="string">
            <text:p text:style-name="P35">Usuario: introduce un usuario y su contraseña.</text:p>
          </table:table-cell>
          <table:table-cell table:style-name="Tabla4.C2" office:value-type="string">
            <text:p text:style-name="P26"/>
          </table:table-cell>
          <table:table-cell table:style-name="Tabla4.D2" office:value-type="string">
            <text:p text:style-name="P27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24"/>
          </table:table-cell>
          <table:table-cell table:style-name="Tabla4.C3" office:value-type="string">
            <text:p text:style-name="P19">2</text:p>
          </table:table-cell>
          <table:table-cell table:style-name="Tabla4.D3" office:value-type="string">
            <text:p text:style-name="P23">El sistema comprueba que est<text:span text:style-name="T3">á</text:span> logueado correctamente.</text:p>
          </table:table-cell>
        </table:table-row>
        <table:table-row table:style-name="Tabla4.1">
          <table:table-cell table:style-name="Tabla4.A4" office:value-type="string">
            <text:p text:style-name="P18"/>
          </table:table-cell>
          <table:table-cell table:style-name="Tabla4.B4" office:value-type="string">
            <text:p text:style-name="P25"/>
          </table:table-cell>
          <table:table-cell table:style-name="Tabla4.C4" office:value-type="string">
            <text:p text:style-name="P18">3</text:p>
          </table:table-cell>
          <table:table-cell table:style-name="Tabla4.D4" office:value-type="string">
            <text:p text:style-name="P23">El sistema pregunta <text:span text:style-name="T3">el día en el que desea solicitar su cita</text:span></text:p>
          </table:table-cell>
        </table:table-row>
        <table:table-row table:style-name="Tabla4.1">
          <table:table-cell table:style-name="Tabla4.A5" office:value-type="string">
            <text:p text:style-name="P19">4</text:p>
          </table:table-cell>
          <table:table-cell table:style-name="Tabla4.B5" office:value-type="string">
            <text:p text:style-name="P35">Usuario: indica el día que desea su cita y el especialista</text:p>
          </table:table-cell>
          <table:table-cell table:style-name="Tabla4.C5" office:value-type="string">
            <text:p text:style-name="P19"/>
          </table:table-cell>
          <table:table-cell table:style-name="Tabla4.D5" office:value-type="string">
            <text:p text:style-name="P28"/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24"/>
          </table:table-cell>
          <table:table-cell table:style-name="Tabla4.C6" office:value-type="string">
            <text:p text:style-name="P44">5</text:p>
          </table:table-cell>
          <table:table-cell table:style-name="Tabla4.D6" office:value-type="string">
            <text:p text:style-name="P23">El sistema comprueba que <text:span text:style-name="T4">hay citas disponibles para ese especialista ese determinado día</text:span></text:p>
          </table:table-cell>
        </table:table-row>
        <table:table-row table:style-name="Tabla4.1">
          <table:table-cell table:style-name="Tabla4.A10" office:value-type="string">
            <text:p text:style-name="P18"/>
          </table:table-cell>
          <table:table-cell table:style-name="Tabla4.B10" office:value-type="string">
            <text:p text:style-name="P25"/>
          </table:table-cell>
          <table:table-cell table:style-name="Tabla4.C10" office:value-type="string">
            <text:p text:style-name="P47">6</text:p>
          </table:table-cell>
          <table:table-cell table:style-name="Tabla4.D10" office:value-type="string">
            <text:p text:style-name="P23">E<text:span text:style-name="T4">n caso de haber muestra una lista con los posibles horarios de la cita para ese día.</text:span></text:p>
          </table:table-cell>
        </table:table-row>
        <table:table-row table:style-name="Tabla4.1">
          <table:table-cell table:style-name="Tabla4.A10" office:value-type="string">
            <text:p text:style-name="P44">7</text:p>
          </table:table-cell>
          <table:table-cell table:style-name="Tabla4.B10" office:value-type="string">
            <text:p text:style-name="P39">Usuario: escoge una opción de la lista o cancela la operación.</text:p>
          </table:table-cell>
          <table:table-cell table:style-name="Tabla4.C10" office:value-type="string">
            <text:p text:style-name="P19"/>
          </table:table-cell>
          <table:table-cell table:style-name="Tabla4.D10" office:value-type="string">
            <text:p text:style-name="P28"/>
          </table:table-cell>
        </table:table-row>
        <table:table-row table:style-name="Tabla4.1">
          <table:table-cell table:style-name="Tabla4.A10" office:value-type="string">
            <text:p text:style-name="P22"/>
          </table:table-cell>
          <table:table-cell table:style-name="Tabla4.B10" office:value-type="string">
            <text:p text:style-name="P28"/>
          </table:table-cell>
          <table:table-cell table:style-name="Tabla4.C10" office:value-type="string">
            <text:p text:style-name="P47">8</text:p>
          </table:table-cell>
          <table:table-cell table:style-name="Tabla4.D10" office:value-type="string">
            <text:p text:style-name="P29">El sistema <text:span text:style-name="T4">en caso que el usuario haya hecho una elección, guarda la información. Si se cancela indica si se desea realizar alguna operación adicional.</text:span></text:p>
          </table:table-cell>
        </table:table-row>
        <table:table-row table:style-name="Tabla4.1">
          <table:table-cell table:style-name="Tabla4.A10" office:value-type="string">
            <text:p text:style-name="P44">9</text:p>
          </table:table-cell>
          <table:table-cell table:style-name="Tabla4.B10" office:value-type="string">
            <text:p text:style-name="P39">El usuario recibe la información sobre su cita (si ha sido procesada exitosamente o si se ha cancelado), si no hay mas operaciones <text:span text:style-name="T3">vuelve a la pantalla de inicio de la aplicación</text:span></text:p>
          </table:table-cell>
          <table:table-cell table:style-name="Tabla4.C10" office:value-type="string">
            <text:p text:style-name="P20"/>
          </table:table-cell>
          <table:table-cell table:style-name="Tabla4.D10" office:value-type="string">
            <text:p text:style-name="P28"/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1a</text:p>
          </table:table-cell>
          <table:table-cell table:style-name="Tabla5.B2" office:value-type="string">
            <text:p text:style-name="P6"><text:s/><text:span text:style-name="T3">Cada paciente tiene asociado un usuario y una contraseña</text:span></text:p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0 </text:span><text:s/>veces a<text:span text:style-name="T3">l mes</text:span> semana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3">Moderad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5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1">Alta</text:p>
          </table:table-cell>
        </table:table-row>
        <table:table-row table:style-name="Tabla6.4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1">Media</text:p>
          </table:table-cell>
        </table:table-row>
      </table:table>
      <text:p text:style-name="P7"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Comentarios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14:16.946339321</dc:date>
    <meta:editing-cycles>19</meta:editing-cycles>
    <meta:editing-duration>PT1H18M18S</meta:editing-duration>
    <meta:generator>LibreOffice/5.1.6.2$Linux_X86_64 LibreOffice_project/10m0$Build-2</meta:generator>
    <meta:document-statistic meta:table-count="7" meta:image-count="0" meta:object-count="0" meta:page-count="2" meta:paragraph-count="57" meta:word-count="251" meta:character-count="1480" meta:non-whitespace-character-count="1284"/>
  </office:meta>
</office:document-meta>
</file>